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45e" officeooo:paragraph-rsid="000fd45e"/>
    </style:style>
    <style:style style:name="P2" style:family="paragraph" style:parent-style-name="Standard">
      <style:text-properties officeooo:rsid="00110cc2" officeooo:paragraph-rsid="00110cc2"/>
    </style:style>
    <style:style style:name="P3" style:family="paragraph" style:parent-style-name="Standard">
      <style:text-properties officeooo:rsid="00135fef" officeooo:paragraph-rsid="00135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Node with react</text:p>
      <text:p text:style-name="P1"/>
      <text:p text:style-name="P1">We are using google Oauth – Authorization from google.</text:p>
      <text:p text:style-name="P1">Pay money to send eamils. Via Stripe</text:p>
      <text:p text:style-name="P1">Subscription Vs credits</text:p>
      <text:p text:style-name="P1">User enters a list of email to send to.</text:p>
      <text:p text:style-name="P1">Email has a link to send feedback and then the data will be organized.</text:p>
      <text:p text:style-name="P1"/>
      <text:p text:style-name="P2">Technology Stack:</text:p>
      <text:p text:style-name="P2">Express server + MongoDB and PassportJS (makes oAuth easier)</text:p>
      <text:p text:style-name="P2">Stripe + MongoDb</text:p>
      <text:p text:style-name="P2">React + Redux</text:p>
      <text:p text:style-name="P2">React + Redux + redux Form</text:p>
      <text:p text:style-name="P2">Email Provider</text:p>
      <text:p text:style-name="P3">Express makes running http traffic easie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45:25.971348407</meta:creation-date>
    <dc:date>2018-03-13T20:36:24.017898813</dc:date>
    <meta:editing-duration>PT12M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77" meta:character-count="435" meta:non-whitespace-character-count="370"/>
  </office:meta>
</office:document-meta>
</file>